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12f6" officeooo:paragraph-rsid="001912f6"/>
    </style:style>
    <style:style style:name="P2" style:family="paragraph" style:parent-style-name="Standard">
      <style:text-properties officeooo:rsid="001eaba9" officeooo:paragraph-rsid="001eaba9"/>
    </style:style>
    <style:style style:name="P3" style:family="paragraph" style:parent-style-name="Standard">
      <style:text-properties officeooo:rsid="001f5357" officeooo:paragraph-rsid="001f5357"/>
    </style:style>
    <style:style style:name="P4" style:family="paragraph" style:parent-style-name="Standard">
      <style:text-properties officeooo:rsid="0020f0b0" officeooo:paragraph-rsid="0020f0b0"/>
    </style:style>
    <style:style style:name="P5" style:family="paragraph" style:parent-style-name="Standard" style:list-style-name="L1">
      <style:text-properties officeooo:paragraph-rsid="001b4546"/>
    </style:style>
    <style:style style:name="P6" style:family="paragraph" style:parent-style-name="Standard" style:list-style-name="L1">
      <style:text-properties officeooo:rsid="001912f6" officeooo:paragraph-rsid="001912f6"/>
    </style:style>
    <style:style style:name="P7" style:family="paragraph" style:parent-style-name="Standard" style:list-style-name="L1">
      <style:text-properties officeooo:rsid="001912f6" officeooo:paragraph-rsid="0019476b"/>
    </style:style>
    <style:style style:name="P8" style:family="paragraph" style:parent-style-name="Standard" style:list-style-name="L2">
      <style:text-properties officeooo:rsid="001912f6" officeooo:paragraph-rsid="001912f6"/>
    </style:style>
    <style:style style:name="P9" style:family="paragraph" style:parent-style-name="Standard" style:list-style-name="L3">
      <style:text-properties officeooo:rsid="001912f6" officeooo:paragraph-rsid="001912f6"/>
    </style:style>
    <style:style style:name="P10" style:family="paragraph" style:parent-style-name="Standard" style:list-style-name="L1">
      <style:text-properties officeooo:rsid="001b4546" officeooo:paragraph-rsid="001b4546"/>
    </style:style>
    <style:style style:name="P11" style:family="paragraph" style:parent-style-name="Standard" style:list-style-name="L4">
      <style:text-properties officeooo:rsid="001f5357" officeooo:paragraph-rsid="001f5357"/>
    </style:style>
    <style:style style:name="P12" style:family="paragraph" style:parent-style-name="Standard" style:list-style-name="L4">
      <style:text-properties officeooo:rsid="0020f0b0" officeooo:paragraph-rsid="0020f0b0"/>
    </style:style>
    <style:style style:name="T1" style:family="text">
      <style:text-properties officeooo:rsid="0019476b"/>
    </style:style>
    <style:style style:name="T2" style:family="text">
      <style:text-properties officeooo:rsid="0019a239"/>
    </style:style>
    <style:style style:name="T3" style:family="text">
      <style:text-properties officeooo:rsid="001b4546"/>
    </style:style>
    <style:style style:name="T4" style:family="text">
      <style:text-properties officeooo:rsid="001e3e2f"/>
    </style:style>
    <style:style style:name="T5" style:family="text">
      <style:text-properties officeooo:rsid="001f3df7"/>
    </style:style>
    <style:style style:name="T6" style:family="text">
      <style:text-properties officeooo:rsid="002140da"/>
    </style:style>
    <style:style style:name="T7" style:family="text">
      <style:text-properties officeooo:rsid="0023063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32397378" text:style-name="L1">
        <text:list-item>
          <text:p text:style-name="P6">Monolith</text:p>
          <text:list>
            <text:list-item>
              <text:p text:style-name="P7">Single process</text:p>
            </text:list-item>
            <text:list-item>
              <text:p text:style-name="P7">in-process communication</text:p>
            </text:list-item>
            <text:list-item>
              <text:p text:style-name="P7">language level method/function calls</text:p>
            </text:list-item>
            <text:list-item>
              <text:p text:style-name="P7">fine-grained communication – <text:span text:style-name="T1">as many calls as you wish (almost)</text:span></text:p>
            </text:list-item>
          </text:list>
        </text:list-item>
        <text:list-item>
          <text:p text:style-name="P6">SCS</text:p>
          <text:list>
            <text:list-item>
              <text:p text:style-name="P7">Distributed environment</text:p>
            </text:list-item>
            <text:list-item>
              <text:p text:style-name="P7">inter-process communication</text:p>
            </text:list-item>
            <text:list-item>
              <text:p text:style-name="P7">RPC <text:span text:style-name="T2">or </text:span>REST <text:span text:style-name="T2">style, GraphQL (group calls, aggregate results), etc.</text:span></text:p>
            </text:list-item>
            <text:list-item>
              <text:p text:style-name="P7">coarser-grained communication</text:p>
            </text:list-item>
          </text:list>
        </text:list-item>
        <text:list-item>
          <text:p text:style-name="P10">Microservice </text:p>
          <text:list>
            <text:list-item>
              <text:p text:style-name="P10">small, independently deployable services</text:p>
            </text:list-item>
            <text:list-item>
              <text:p text:style-name="P10">microservice owns its own data and its own domain logic</text:p>
            </text:list-item>
            <text:list-item>
              <text:p text:style-name="P10">alignment of organizational and architectural boundaries</text:p>
            </text:list-item>
            <text:list-item>
              <text:p text:style-name="P10">support for diversity in terms of technology choices</text:p>
            </text:list-item>
            <text:list-item>
              <text:p text:style-name="P10"><text:span text:style-name="T5">l</text:span>ack of centralized infrastructure???</text:p>
            </text:list-item>
            <text:list-item>
              <text:p text:style-name="P10"><text:span text:style-name="T7">no distributed transactions, </text:span>eventual consistency <text:span text:style-name="T7">where </text:span>problems are dealt with by compensating operations.</text:p>
            </text:list-item>
            <text:list-item>
              <text:p text:style-name="P5"><text:span text:style-name="T3">!!!</text:span><text:a xlink:type="simple" xlink:href="https://www.infoq.com/news/2016/02/services-distributed-monolith" text:style-name="Internet_20_link" text:visited-style-name="Visited_20_Internet_20_Link">Microservices Ending up as a Distributed Monolith</text:a></text:p>
            </text:list-item>
            <text:list-item>
              <text:p text:style-name="P10"/>
            </text:list-item>
          </text:list>
        </text:list-item>
      </text:list>
      <text:p text:style-name="P1"/>
      <text:p text:style-name="P1"/>
      <text:p text:style-name="P1">Co-lateral concepts:</text:p>
      <text:list xml:id="list2953709070" text:style-name="L2">
        <text:list-item>
          <text:p text:style-name="P8">single responsibility</text:p>
        </text:list-item>
        <text:list-item>
          <text:p text:style-name="P8"><text:span text:style-name="T6">high</text:span> cohesion / loose coupling</text:p>
        </text:list-item>
      </text:list>
      <text:p text:style-name="P1"/>
      <text:p text:style-name="P1"><text:a xlink:type="simple" xlink:href="https://en.wikipedia.org/wiki/Fallacies_of_distributed_computing" text:style-name="Internet_20_link" text:visited-style-name="Visited_20_Internet_20_Link">Fallacies of distributed computing</text:a></text:p>
      <text:list xml:id="list3081922068" text:style-name="L3">
        <text:list-item>
          <text:p text:style-name="P9">The network is reliable.</text:p>
        </text:list-item>
        <text:list-item>
          <text:p text:style-name="P9">Latency is zero.</text:p>
        </text:list-item>
        <text:list-item>
          <text:p text:style-name="P9">Bandwidth is infinite.</text:p>
        </text:list-item>
        <text:list-item>
          <text:p text:style-name="P9">The network is secure.</text:p>
        </text:list-item>
        <text:list-item>
          <text:p text:style-name="P9">Topology doesn't change.</text:p>
        </text:list-item>
        <text:list-item>
          <text:p text:style-name="P9">There is one administrator.</text:p>
        </text:list-item>
        <text:list-item>
          <text:p text:style-name="P9">Transport cost is zero.</text:p>
        </text:list-item>
        <text:list-item>
          <text:p text:style-name="P9">The network is homogeneous.</text:p>
        </text:list-item>
      </text:list>
      <text:p text:style-name="P1"/>
      <text:p text:style-name="P1">Smart endpoints and dumb pipes – <text:span text:style-name="T4">avoid centralized orchestration and organizational complexity </text:span></text:p>
      <text:p text:style-name="P1"/>
      <text:p text:style-name="P2">Data duplication – if initial microservice relies on some data, but doesn't own it, do not rely on making synchronous requests for that data. Instead, replicate or propagate that data (only the attributes you need) into the initial service's database by using eventual consistency (typically by using integration events, as explained in upcoming sections</text:p>
      <text:p text:style-name="P2"/>
      <text:p text:style-name="P3">Microservices vs Servless</text:p>
      <text:list xml:id="list3470307421" text:style-name="L4">
        <text:list-item>
          <text:p text:style-name="P11">operational overhead</text:p>
        </text:list-item>
        <text:list-item>
          <text:p text:style-name="P12">short living processes</text:p>
        </text:list-item>
        <text:list-item>
          <text:p text:style-name="P12">limited resources</text:p>
        </text:list-item>
      </text:list>
      <text:p text:style-name="P4"/>
      <text:p text:style-name="P4">Conway’s low</text:p>
      <text:p text:style-name="P4"/>
      <text:p text:style-name="P4">Any organization that designs a system (defined broadly) will produce a design whose structure is a copy of the organization's communication structure.</text:p>
      <text:p text:style-name="P4"><text:soft-page-break/></text:p>
      <text:p text:style-name="P4"><text:s text:c="4"/>-- Melvyn Conway, 1967</text:p>
      <text:p text:style-name="P4"/>
      <text:p text:style-name="P4">In Bulgarian: Крушата не пада по-далеч от дървото</text:p>
      <text:p text:style-name="P4">В по-свободен превод: Като ми пееш, Пенке ле, кой ли те слуш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08:54:21.945691635</meta:creation-date>
    <dc:date>2018-11-23T23:44:14.896014835</dc:date>
    <meta:editing-duration>PT5H48M30S</meta:editing-duration>
    <meta:editing-cycles>14</meta:editing-cycles>
    <meta:generator>LibreOffice/6.0.6.2$Linux_X86_64 LibreOffice_project/00m0$Build-2</meta:generator>
    <meta:document-statistic meta:table-count="0" meta:image-count="0" meta:object-count="0" meta:page-count="2" meta:paragraph-count="42" meta:word-count="284" meta:character-count="1866" meta:non-whitespace-character-count="1646"/>
  </office:meta>
</office:document-meta>
</file>